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R</text:p>
          </table:table-cell>
          <table:table-cell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18:44:40.529175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6S</meta:editing-duration>
    <meta:editing-cycles>3</meta:editing-cycles>
    <meta:generator>LibreOffice/4.4.1.2$Linux_X86_64 LibreOffice_project/40m0$Build-2</meta:generator>
    <dc:date>2015-03-22T19:04:05.473884221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